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MT1" svg:font-family="ArialMT" style:font-family-generic="roman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.2638in" fo:line-height="115%" fo:text-indent="0in" style:auto-text-indent="false"/>
    </style:style>
    <style:style style:name="P2" style:family="paragraph" style:parent-style-name="Standard">
      <style:paragraph-properties fo:margin-left="0in" fo:margin-right="0.2638in" fo:line-height="115%" fo:text-align="center" style:justify-single-word="false" fo:text-indent="0in" style:auto-text-indent="false"/>
    </style:style>
    <style:style style:name="P3" style:family="paragraph" style:parent-style-name="Standard">
      <style:paragraph-properties fo:margin-left="0in" fo:margin-right="0.2638in" fo:line-height="115%" fo:text-indent="0in" style:auto-text-indent="false"/>
      <style:text-properties style:text-underline-style="none"/>
    </style:style>
    <style:style style:name="P4" style:family="paragraph" style:parent-style-name="Standard" style:master-page-name="Standard">
      <style:paragraph-properties fo:margin-left="0in" fo:margin-right="0.2638in" fo:line-height="115%" fo:text-align="center" style:justify-single-word="false" fo:text-indent="0in" style:auto-text-indent="false" style:page-number="auto"/>
    </style:style>
    <style:style style:name="P5" style:family="paragraph" style:parent-style-name="Standard">
      <style:paragraph-properties fo:margin-left="0in" fo:margin-right="0.2638in" fo:line-height="115%" fo:text-indent="0.5in" style:auto-text-indent="false"/>
    </style:style>
    <style:style style:name="T1" style:family="text">
      <style:text-properties fo:color="#000000" style:font-name="ArialMT1" fo:font-size="18pt" style:text-underline-style="solid" style:text-underline-width="auto" style:text-underline-color="#000000" fo:font-weight="bold" style:font-size-asian="18pt" style:font-weight-asian="bold"/>
    </style:style>
    <style:style style:name="T2" style:family="text">
      <style:text-properties fo:color="#000000" style:font-name="ArialMT1" fo:font-size="18pt" fo:font-weight="bold" style:font-size-asian="18pt" style:font-weight-asian="bold"/>
    </style:style>
    <style:style style:name="T3" style:family="text">
      <style:text-properties fo:color="#000000" style:font-name="ArialMT1" fo:font-size="18pt" style:text-underline-style="none" fo:font-weight="bold" style:font-size-asian="18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Sprint Retrospective</text:span></text:p>
      <text:p text:style-name="P2"/>
      <text:p text:style-name="P1"><text:span text:style-name="T1">1. What went well ?</text:span></text:p>
      <text:p text:style-name="P3"><text:span text:style-name="T2">Setup</text:span></text:p>
      <text:p text:style-name="P1"><text:span text:style-name="T3">French croissant</text:span></text:p>
      <text:p text:style-name="P1"><text:span text:style-name="T3">Planning :)</text:span></text:p>
      <text:p text:style-name="P1"><text:span text:style-name="T3">GIT</text:span></text:p>
      <text:p text:style-name="P1"/>
      <text:p text:style-name="P1"/>
      <text:p text:style-name="P1"/>
      <text:p text:style-name="P1"><text:span text:style-name="T1">2. What didn’t ?</text:span></text:p>
      <text:p text:style-name="P3"><text:span text:style-name="T2">Collision management</text:span></text:p>
      <text:p text:style-name="P3"><text:span text:style-name="T2">Unity on Surface</text:span></text:p>
      <text:p text:style-name="P3"><text:span text:style-name="T2">Tutorial written in French :/</text:span></text:p>
      <text:p text:style-name="P1"/>
      <text:p text:style-name="P1"/>
      <text:p text:style-name="P1"/>
      <text:p text:style-name="P1"><text:span text:style-name="T1">3. What could be improved ?</text:span></text:p>
      <text:p text:style-name="P3"><text:span text:style-name="T2">Unity on Surface</text:span></text:p>
      <text:p text:style-name="P3"><text:span text:style-name="T2">RJ45 cables length</text:span></text:p>
      <text:p text:style-name="P3"><text:span text:style-name="T2">Write the tutorial in Englis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MT1" svg:font-family="ArialMT" style:font-family-generic="roman"/>
    <style:font-face style:name="ArialMT" svg:font-family="ArialM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1in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4-03-19T18:03:55</dc:date>
    <dc:creator>DeeDee </dc:creator>
    <meta:editing-duration>PT2M10S</meta:editing-duration>
    <meta:editing-cycles>2</meta:editing-cycles>
    <meta:document-statistic meta:table-count="0" meta:image-count="0" meta:object-count="0" meta:page-count="1" meta:paragraph-count="14" meta:word-count="44" meta:character-count="245" meta:non-whitespace-character-count="215"/>
  </office:meta>
</office:document-meta>
</file>